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6.104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905cm" svg:x="6.715cm" svg:y="2.905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191cm" svg:height="1.27cm" svg:x="2.27cm" svg:y="7.604cm">
          <text:p text:style-name="P1">New Pos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2.016cm" svg:y="10.144cm">
          <text:p text:style-name="P1">Submi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13.573cm" svg:y="7.731cm">
          <text:p text:style-name="P1">Ho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8.112cm" svg:y="7.731cm">
          <text:p text:style-name="P1">Search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8.112cm" svg:y="10.017cm">
          <text:p text:style-name="P1">Lis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27cm" svg:x="7.858cm" svg:y="15.097cm">
          <text:p text:style-name="P1">Show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874cm" svg:y1="4.937cm" svg:x2="4.683cm" svg:y2="7.477cm">
          <text:p/>
        </draw:line>
        <draw:line draw:style-name="gr3" draw:text-style-name="P2" draw:layer="layout" svg:x1="10.398cm" svg:y1="4.937cm" svg:x2="10.398cm" svg:y2="7.731cm">
          <text:p/>
        </draw:line>
        <draw:line draw:style-name="gr3" draw:text-style-name="P2" draw:layer="layout" svg:x1="12.938cm" svg:y1="5.191cm" svg:x2="15.009cm" svg:y2="7.067cm">
          <text:p/>
        </draw:line>
        <draw:line draw:style-name="gr3" draw:text-style-name="P2" draw:layer="layout" svg:x1="10.144cm" svg:y1="8.874cm" svg:x2="10.144cm" svg:y2="10.017cm">
          <text:p/>
        </draw:line>
        <draw:line draw:style-name="gr3" draw:text-style-name="P2" draw:layer="layout" svg:x1="10.271cm" svg:y1="11.414cm" svg:x2="10.271cm" svg:y2="14.843cm">
          <text:p/>
        </draw:line>
        <draw:line draw:style-name="gr3" draw:text-style-name="P2" draw:layer="layout" svg:x1="16.113cm" svg:y1="9.382cm" svg:x2="10.525cm" svg:y2="14.843cm">
          <text:p/>
        </draw:line>
        <draw:line draw:style-name="gr3" draw:text-style-name="P2" draw:layer="layout" svg:x1="4.302cm" svg:y1="9.001cm" svg:x2="4.302cm" svg:y2="10.017cm">
          <text:p/>
        </draw:line>
        <draw:line draw:style-name="gr3" draw:text-style-name="P2" draw:layer="layout" svg:x1="4.175cm" svg:y1="11.795cm" svg:x2="7.096cm" svg:y2="14.843cm">
          <text:p/>
        </draw:line>
        <draw:custom-shape draw:style-name="gr4" draw:text-style-name="P1" draw:layer="layout" svg:width="5.715cm" svg:height="1.397cm" svg:x="1cm" svg:y="0.746cm">
          <text:p text:style-name="P1">Use cas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09:47:59.769420882</meta:creation-date>
    <dc:date>2017-04-19T10:28:14.249607996</dc:date>
    <meta:editing-duration>PT3M14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